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018cm solid #000000"/>
    </style:style>
    <style:style style:name="P1" style:family="paragraph" style:parent-style-name="Pied_20_de_20_page">
      <style:paragraph-properties fo:text-align="center" style:justify-single-word="false"/>
    </style:style>
    <style:style style:name="P2"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3" style:family="paragraph" style:parent-style-name="Standard">
      <style:paragraph-properties fo:text-align="justify" style:justify-single-word="false"/>
      <style:text-properties style:font-name="Calibri" style:font-name-complex="Calibri"/>
    </style:style>
    <style:style style:name="P4" style:family="paragraph" style:parent-style-name="Standard">
      <style:paragraph-properties fo:text-align="justify" style:justify-single-word="false"/>
      <style:text-properties style:font-name="Calibri" fo:font-style="italic" style:font-style-asian="italic" style:font-name-complex="Calibri" style:font-style-complex="italic"/>
    </style:style>
    <style:style style:name="P5" style:family="paragraph" style:parent-style-name="Standard">
      <style:paragraph-properties fo:text-align="justify" style:justify-single-word="false"/>
    </style:style>
    <style:style style:name="P6" style:family="paragraph" style:parent-style-name="Standard" style:master-page-name="MP0">
      <style:paragraph-properties fo:text-align="center" style:justify-single-word="false" style:page-number="auto" fo:break-before="page"/>
      <style:text-properties style:font-name="Calibri" fo:font-size="14pt" fo:font-weight="bold" style:font-size-asian="14pt" style:font-weight-asian="bold" style:font-name-complex="Calibri" style:font-size-complex="14pt" style:font-weight-complex="bold"/>
    </style:style>
    <style:style style:name="P7" style:family="paragraph" style:parent-style-name="Standard" style:list-style-name="L1">
      <style:paragraph-properties fo:text-align="justify" style:justify-single-word="false"/>
      <style:text-properties style:font-name="Calibri" style:font-name-complex="Calibri"/>
    </style:style>
    <style:style style:name="P8" style:family="paragraph" style:parent-style-name="Standard" style:list-style-name="L2">
      <style:paragraph-properties fo:text-align="justify" style:justify-single-word="false"/>
      <style:text-properties style:font-name="Calibri" style:font-name-complex="Calibri"/>
    </style:style>
    <style:style style:name="P9" style:family="paragraph" style:parent-style-name="Standard" style:list-style-name="L3">
      <style:paragraph-properties fo:text-align="justify" style:justify-single-word="false"/>
      <style:text-properties style:font-name="Calibri" style:font-name-complex="Calibri"/>
    </style:style>
    <style:style style:name="P10" style:family="paragraph" style:parent-style-name="Standard" style:list-style-name="L4">
      <style:paragraph-properties fo:text-align="justify" style:justify-single-word="false"/>
      <style:text-properties style:font-name="Calibri" style:font-name-complex="Calibri"/>
    </style:style>
    <style:style style:name="P11" style:family="paragraph" style:parent-style-name="Standard" style:list-style-name="L5">
      <style:paragraph-properties fo:text-align="justify" style:justify-single-word="false"/>
      <style:text-properties style:font-name="Calibri" style:font-name-complex="Calibri"/>
    </style:style>
    <style:style style:name="P12" style:family="paragraph" style:parent-style-name="Standard" style:list-style-name="L6">
      <style:paragraph-properties fo:text-align="justify" style:justify-single-word="false"/>
      <style:text-properties style:font-name="Calibri" style:font-name-complex="Calibri"/>
    </style:style>
    <style:style style:name="T1" style:family="text">
      <style:text-properties style:font-name="Calibri" style:font-name-complex="Calibri"/>
    </style:style>
    <style:style style:name="T2" style:family="text">
      <style:text-properties style:font-name="Calibri" fo:background-color="#ffff00" style:font-name-complex="Calibri"/>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logiciel libre, un autre modèle de gestion de la propriété intellectuelle</text:p>
      <text:p text:style-name="P2"/>
      <text:p text:style-name="P2">Les débuts libres du logiciel</text:p>
      <text:p text:style-name="P3"/>
      <text:p text:style-name="P3">Au commencement de l'informatique, les grands constructeurs comme IBM ou DEC aidaient leurs clients à prendre en main les logiciels en leur fournissant les codes sources et en animant des clubs utilisateurs pour favoriser l'enrichissement et l'échange des logiciels entre clients. Certains de ces clubs, comme DECUS (Digital Equipment Computer Users Society), sont vus comme les précurseurs des communautés logiciel libre actuelles. Du milieu des années 70 au milieu des années 80, la vision de plus en plus restrictive de la propriété intellectuelle sur le logiciel a fini par aboutir au mode des licences dites « propriétaires » actuellement majoritaires avec diffusion seulement des exécutables, boites fermées intouchables par les utilisateurs. La micro-informatique a été un moteur puissant pour le développement de ce modèle qui n'était par premier sur le logiciel.</text:p>
      <text:p text:style-name="P3"/>
      <text:p text:style-name="P2">Le logiciel libre, un rêve « flower-power »?</text:p>
      <text:p text:style-name="P3"/>
      <text:p text:style-name="P3">Au milieu des années 80, certains informaticiens se rendant compte du changement de modèle s'y sont opposés. Un en particulier, Richard Stallman, a posé les fondements du logiciel libre avec la création de la Free Software Fondation. Partant du principe que le logiciel allait être au centre du fonctionnement du monde à venir, ce qui se confirme, il voulu établir les règles qui permettrait de garantir que les utilisateurs resteraient maîtres de ce qui doit rester un outil et resteraient donc « libres ». Ces règles prennent différentes formes mais au fond établissent la liberté:</text:p>
      <text:list xml:id="list38424569" text:style-name="L1">
        <text:list-item>
          <text:p text:style-name="P7">d'exécuter le programme, pour tous les usages,</text:p>
        </text:list-item>
      </text:list>
      <text:list xml:id="list38419452" text:style-name="L2">
        <text:list-item>
          <text:p text:style-name="P8">d'étudier le fonctionnement du programme et de l'adapter à ses besoins,</text:p>
        </text:list-item>
        <text:list-item>
          <text:p text:style-name="P8">de redistribuer des copies du programme,</text:p>
        </text:list-item>
        <text:list-item>
          <text:p text:style-name="P8">d'améliorer le programme et de distribuer ces améliorations au public, pour en faire profiter toute la communauté.</text:p>
        </text:list-item>
      </text:list>
      <text:p text:style-name="P3">Tout ceci implique bien sûr que le code source doit être librement accessible.</text:p>
      <text:p text:style-name="P3">Cette vision très ouverte, a permis la mise en place de groupe d'intérêts sur certains logiciels libres, ou encore « souches », et a amené à développer un modèle de développement en communautés dont les plus connues de nos jours sont GNU/Linux, Apache, Mozilla (Firefox, Thunderbird), Document Fondation (LibreOffice)...</text:p>
      <text:p text:style-name="P3"/>
      <text:p text:style-name="P2">Et pourtant, pas si naïf...</text:p>
      <text:p text:style-name="P3"/>
      <text:p text:style-name="P5"><text:span text:style-name="apple-style-span"><text:span text:style-name="T1">Mais, contrairement à une idée reçue, le recours à des logiciels libres ne signifie en rien qu’il n’y a aucune obligation à respecter pour les utilisateurs. Un logiciel libre n’est pas libr</text:span></text:span><text:span text:style-name="apple-style-span"><text:span text:style-name="T1">e de droit puisqu’il a un créateur. L</text:span></text:span><text:span text:style-name="Police_20_par_20_défaut"><text:span text:style-name="T1">es initiateurs du logiciel libre, réalistes, se sont insérés dans le monde du droit en <text:s/>formulant dans des licences les droits et obligations s'appliquant. Plusieurs grands types de licences ont été définis dont les pri</text:span></text:span><text:span text:style-name="Police_20_par_20_défaut"><text:span text:style-name="T1">ncipales sont la Gnu General Public licence (GPL), la Berkeley Software Distribution (BSD) et la licence Apache. Il en existe aussi une en droit français, la licence CEA CNRS INRIA Logiciel Libre (CECILL). </text:span></text:span><text:span text:style-name="apple-style-span"><text:span text:style-name="T1">Les caractéristiques (effet ou non contaminant, mu</text:span></text:span><text:span text:style-name="apple-style-span"><text:span text:style-name="T1">ltilicensing, droit applicable, garanties) juridiques varient en fonction de leur auteur</text:span></text:span><text:span text:style-name="Police_20_par_20_défaut"><text:span text:style-name="T1">, mais ces licences sont </text:span></text:span><text:span text:style-name="Police_20_par_20_défaut"><text:span text:style-name="T1">opposables aux utilisateurs et commencent à être reconnues y compris devant les tribunaux.</text:span></text:span></text:p>
      <text:p text:style-name="P3"/>
      <text:p text:style-name="P5"><text:span text:style-name="Police_20_par_20_défaut"><text:span text:style-name="T1">Lo</text:span></text:span><text:span text:style-name="apple-style-span"><text:span text:style-name="T1">rsqu'on télécharge une licence de logiciel libre, on se retrouve dans le cad</text:span></text:span><text:span text:style-name="apple-style-span"><text:span text:style-name="T1">re d'un contrat d'adhésion, c'est-à-dire dans la même situation qu’en cas d’achat d’un logiciel </text:span></text:span><text:soft-page-break/><text:span text:style-name="apple-style-span"><text:span text:style-name="T1">propriétaire (par exemple, les « shrink wrap license », où l'acheteur du produit est lié par la licence par le simple fait </text:span></text:span><text:span text:style-name="apple-style-span"><text:span text:style-name="T1">de déchirer l'emballage). Les clauses</text:span></text:span><text:span text:style-name="apple-style-span"><text:span text:style-name="T1"> de la licence sont imposées par l'auteur et ne sont pas négociables. Au final, soit le licencié accepte la licence et peut faire ce qui y est mentionné, soit il ne peut pas bénéficier de toutes les libertés inhérentes au logiciel libre (modification et di</text:span></text:span><text:span text:style-name="apple-style-span"><text:span text:style-name="T1">stribution).</text:span></text:span></text:p>
      <text:p text:style-name="P3"/>
      <text:p text:style-name="P3">C'est un des points importants et pourtant souvent négligé du logiciel libre, il convient de connaître les obligations associées à un logiciel libre en particulier dans le cadre d'une <text:s/>utilisation dans un système d'information professionnel. Les décideurs publics ou privés et les sociétés de services (SSII) qui recourent à des logiciels libres doivent donc porter une attention particulière au choix des licences et à leurs conséquences juridiques. Le simple utilisateur lui est toujours couvert par une entière liberté d'usage.</text:p>
      <text:p text:style-name="P3"/>
      <text:p text:style-name="P4">Un arrêt de la Cour d’appel de Paris du 16 septembre 2009 a condamné une société informatique aux motifs qu’elle n’avait pas fourni à son client (l’AFPA) les sources d’un logiciel libre et avait supprimé le texte de la licence GNU-GPL. Suite à un appel d’offre important (plusieurs millions d’euros), l’AFPA a retenu la société EDU4. Lors de la recette de la phase 1 du marché, l’AFPA découvre que le logiciel VNC est un logiciel libre qui a été modifié par la société EDU4 et elle demande les sources à plusieurs reprises au prestataire, y compris par l’intermédiaire de la Free Software Fondation France. Ce dernier refuse d’accéder à sa demande et lorsqu’il les fournit, ce ne sont pas celles qui correspondaient à la version livrée en 2001. Cette décision met en exergue l’inexécution des obligations contractuelles justifiant la résolution du contrat aux torts exclusifs du prestataire informatique.</text:p>
      <text:p text:style-name="P3"/>
      <text:p text:style-name="P3"/>
      <text:p text:style-name="P2">En fait il s'agit bien d'un autre modèle!</text:p>
      <text:p text:style-name="P3"/>
      <text:p text:style-name="P3">Ce qui pouvait être vu comme un doux rêve de baba-cool est en fait un vrai modèle alternatif de gestion de propriété intellectuelle pensé avec une réelle efficacité:</text:p>
      <text:list xml:id="list38443218" text:style-name="L3">
        <text:list-item>
          <text:p text:style-name="P9">Comme tout modèle de propriété intellectuelle, il tend à s'auto-entretenir:</text:p>
        </text:list-item>
      </text:list>
      <text:p text:style-name="P3">Le logiciel libre le plus diffusé l'est selon le mode dit « copyleft » de la licence GNU GPL. Le principe en est simple, si je diffuse librement quelque chose, j'interdis aux autres de le privatiser et de l'utiliser dans leur seul intérêt. Cela implique donc que si je modifie un logiciel je dois mettre à disposition de tous les modifications que j'ai effectuées. La contribution à l'effort collectif devient une obligation et permet de maintenir la dynamique de développement.</text:p>
      <text:list xml:id="list38415688" text:style-name="L4">
        <text:list-item>
          <text:p text:style-name="P10">Il est orienté par le besoin utilisateur</text:p>
        </text:list-item>
      </text:list>
      <text:p text:style-name="P3">Une communauté n'a pas intérêt à développer une fonction qui n'est utile qu'à très peu d'utilisateurs au sein d'un logiciel libre. Alors que le changement de version régulier est une source de revenu important pour le logiciel propriétaire, que l'utilisateur en ait ou non besoin, la stabilité est une qualité pour un logiciel libre. La règle est donc la mise en commun des besoins et de la priorisation des évolutions.</text:p>
      <text:list xml:id="list38446458" text:continue-numbering="true" text:style-name="L4">
        <text:list-item>
          <text:p text:style-name="P10">et il permet de résister aux tentatives de détournement</text:p>
        </text:list-item>
      </text:list>
      <text:p text:style-name="P3">Dans certaines communautés libres, des acteurs du logiciel propriétaire sont très actifs. L'intérêt propre de leur société peut les amener à orienter les développements en s'éloignant de l'intérêt de la communauté. Le modèle libre permet alors à une partie de celle-ci de faire ce que l'on nomme un « fork », c'est-à-dire repartir du code source du moment dans une autre direction de développement. Le cas majeur le plus récent a été sur la suite bureautique OpenOffice. Face aux orientations jugées contestables d'Oracle, il y a eu un « fork » qui a donné lieu à la création de « LibreOffice » souche qui un an après prend clairement le pas sur l'original.</text:p>
      <text:list xml:id="list38441516" text:style-name="L5">
        <text:list-item>
          <text:p text:style-name="P11">Il crée l'émulation nécessaire pour stimuler la créativité</text:p>
        </text:list-item>
      </text:list>
      <text:p text:style-name="P5"><text:soft-page-break/><text:span text:style-name="Police_20_par_20_défaut"><text:span text:style-name="T1">Que cela soit au travers de « fork » ou en s'appuyant sur l'ensemble des logiciels libres existant</text:span></text:span><text:span text:style-name="Police_20_par_20_défaut"><text:span text:style-name="T1">s</text:span></text:span><text:span text:style-name="Police_20_par_20_défaut"><text:span text:style-name="T1">, ceux qui sont </text:span></text:span><text:span text:style-name="Police_20_par_20_défaut"><text:span text:style-name="T1">sû</text:span></text:span><text:span text:style-name="Police_20_par_20_défaut"><text:span text:style-name="T1">rs</text:span></text:span><text:span text:style-name="Police_20_par_20_défaut"><text:span text:style-name="T1"> </text:span></text:span><text:span text:style-name="Police_20_par_20_défaut"><text:span text:style-name="T1">d'avoir une bonne idée</text:span></text:span><text:span text:style-name="Police_20_par_20_défaut"><text:span text:style-name="T1"> peuvent toujours se lancer avec un faible investissement et réunir une communauté autour de cette idée. C'est ainsi que de nombreuses souches se créent en permanence, seules survivant celles qui sont suffisamment pertinentes pour être portées par un grand</text:span></text:span><text:span text:style-name="Police_20_par_20_défaut"><text:span text:style-name="T1"> nombre de développeurs et d'utilisateurs.</text:span></text:span></text:p>
      <text:list xml:id="list38433864" text:style-name="L6">
        <text:list-item>
          <text:p text:style-name="P12">Il privilégie le travail local d'amélioration plutôt que la rente globale</text:p>
        </text:list-item>
      </text:list>
      <text:p text:style-name="P3">Pour un usage au sein d'un système d'information professionnel, le logiciel libre n'est pas gratuit, il faut en effet l'intégrer et s'assurer d'avoir un support de qualité. Pour tout ceci il est souvent fait appel à des sociétés de services dont certaines ce sont spécialisées en Société de Services Logiciel Libre (SSLL). Il y a là injection d'argent pour entretenir la dynamique. Le client paye un fournisseur proche de lui pour une insertion au mieux dans son environnement, et contribue le cas échéant à l'amélioration de la souche, au lieu de payer une licence à un fournisseur bien loin de lui...</text:p>
      <text:p text:style-name="P3"/>
      <text:p text:style-name="P3"/>
      <text:p text:style-name="P2">Alors libre ou pas libre...</text:p>
      <text:p text:style-name="P3"/>
      <text:p text:style-name="P3">Le modèle libre tend aujourd'hui à s'étendre à d'autres domaines comme les publications de documents ou d’œuvres (licences Creatives Commons), ou même le matériel (OSHW - OpenSource Hardware). Il s'appuie sur l'intelligence collective et revendique la prise en compte de l'intérêt des utilisateurs. C'est clairement un modèle de coopération, et il sait rappeler à l'ordre ceux qui oublient les règles du jeu collectif.</text:p>
      <text:p text:style-name="P3"/>
      <text:p text:style-name="P5"><text:span text:style-name="Police_20_par_20_défaut"><text:span text:style-name="T1">Le modèle libre et le modèle propriétaire coexistent et il est important de prendre en compte toutes leurs poss</text:span></text:span><text:span text:style-name="Police_20_par_20_défaut"><text:span text:style-name="T1">ibilités et limitations pour juger de leur efficacité technique et économique. Toutefois pour les logiciels qui couvrent des fonctions très courantes voire </text:span></text:span><text:span text:style-name="Police_20_par_20_défaut"><text:span text:style-name="T1">standardi</text:span></text:span><text:span text:style-name="Police_20_par_20_défaut"><text:span text:style-name="T1">sées</text:span></text:span><text:span text:style-name="Police_20_par_20_défaut"><text:span text:style-name="T1">, y compris dans les centres informatiques, le logiciel libre </text:span></text:span><text:span text:style-name="Police_20_par_20_défaut"><text:span text:style-name="T1">pourrait</text:span></text:span><text:span text:style-name="Police_20_par_20_défaut"><text:span text:style-name="T1"> s'imposer d</text:span></text:span><text:span text:style-name="Police_20_par_20_défaut"><text:span text:style-name="T1">e fait. A moins que le brevet logiciel, tant contesté, n'arrive à le museler...</text:span></text:span></text:p>
      <text:p text:style-name="P3"/>
      <text:p text:style-name="P3">Dans cette publication de l'Ecole Polytechnique, nous ne pouvons terminer ce sujet sans évoquer, comme l'a déjà fait Richard Stallman, la proximité entre les fondements du logiciel libre et une devise bien connue « Liberté, égalité, fraternité ».</text:p>
      <text:p text:style-name="P3"/>
      <text:p text:style-name="P3"/>
      <table:table table:name="Tableau1" table:style-name="Tableau1">
        <table:table-column table:style-name="Tableau1.A" table:number-columns-repeated="2"/>
        <table:table-row>
          <table:table-cell table:style-name="Tableau1.A1" office:value-type="string">
            <text:p text:style-name="P3">Pascal AGOSTI</text:p>
            <text:p text:style-name="P3">Avocat associé</text:p>
            <text:p text:style-name="P3">Docteur en droit</text:p>
            <text:p text:style-name="P3">Cabinet Caprioli &amp; Associés</text:p>
            <text:p text:style-name="P5"><text:a xlink:type="simple" xlink:href="http://www.caprioli-avocats.com/" office:target-frame-name="_top" xlink:show="replace"><text:span text:style-name="Lien_20_hypertexte"><text:span text:style-name="T1">www.caprioli-avocats.com</text:span></text:span></text:a></text:p>
            <text:p text:style-name="P3"/>
          </table:table-cell>
          <table:table-cell table:style-name="Tableau1.A1" office:value-type="string">
            <text:p text:style-name="P3">Jean-Séverin LAIR</text:p>
            <text:p text:style-name="P3">Sous-directeur des Systèmes d'Information Ministère de la Culture et de la Communication</text:p>
            <text:p text:style-name="P5"><text:span text:style-name="Police_20_par_20_défaut"><text:span text:style-name="T2">Promotion ??</text:span></text:span></text:p>
            <text:p text:style-name="P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ans" fo:font-size="12pt" fo:letter-spacing="normal" fo:language="fr" fo:country="FR"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exte_20_brut" style:display-name="Texte brut" style:family="paragraph" style:parent-style-name="Normal">
      <style:paragraph-properties fo:orphans="2" fo:widows="2" fo:hyphenation-ladder-count="no-limit" style:vertical-align="auto"/>
      <style:text-properties style:font-name="Consolas" fo:font-size="10.5pt" style:letter-kerning="false" style:font-name-asian="Calibri" style:font-size-asian="10.5pt" style:language-asian="en" style:country-asian="US" style:font-name-complex="Times New Roman" style:font-size-complex="10.5pt" style:language-complex="ar" style:country-complex="SA" fo:hyphenate="tru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brut_20_Car" style:display-name="Texte brut Car" style:family="text" style:parent-style-name="Police_20_par_20_défaut">
      <style:text-properties style:font-name="Consolas" fo:font-size="10.5pt" style:letter-kerning="false" style:font-name-asian="Calibri" style:font-size-asian="10.5pt" style:language-asian="en" style:country-asian="US" style:font-name-complex="Times New Roman" style:font-size-complex="10.5pt" style:language-complex="ar" style:country-complex="SA"/>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Jean-Séverin Lair</meta:initial-creator>
    <dc:creator>PASCAL</dc:creator>
    <meta:creation-date>2011-10-21T16:14:00Z</meta:creation-date>
    <dc:date>2011-10-21T16:19:00Z</dc:date>
    <meta:print-date>2011-10-21T15:16:00Z</meta:print-date>
    <meta:editing-cycles>3</meta:editing-cycles>
    <meta:editing-duration>PT360S</meta:editing-duration>
    <meta:document-statistic meta:table-count="1" meta:image-count="0" meta:object-count="0" meta:page-count="3" meta:paragraph-count="41" meta:word-count="1548" meta:character-count="9695"/>
    <meta:template xlink:type="simple" xlink:actuate="onRequest" xlink:title="" xlink:href="../../Local%20Settings/Temp/111021-X-Logiciel%20Libre.odt/Normal"/>
  </office:meta>
</office:document-meta>
</file>